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FreeSans" svg:font-family="FreeSans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0.8125in"/>
    </style:style>
    <style:style style:name="Table1.C" style:family="table-column">
      <style:table-column-properties style:column-width="1.375in"/>
    </style:style>
    <style:style style:name="Table1.D" style:family="table-column">
      <style:table-column-properties style:column-width="1.4618in"/>
    </style:style>
    <style:style style:name="Table1.E" style:family="table-column">
      <style:table-column-properties style:column-width="1.1153in"/>
    </style:style>
    <style:style style:name="Table1.F" style:family="table-column">
      <style:table-column-properties style:column-width="1.1208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F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2399f" officeooo:paragraph-rsid="0002399f"/>
    </style:style>
    <style:style style:name="P2" style:family="paragraph" style:parent-style-name="Standard">
      <style:text-properties officeooo:rsid="000401be" officeooo:paragraph-rsid="000401be"/>
    </style:style>
    <style:style style:name="P3" style:family="paragraph" style:parent-style-name="Standard">
      <style:text-properties fo:font-size="13pt" fo:font-style="italic" officeooo:rsid="000401be" officeooo:paragraph-rsid="000401be" style:font-size-asian="13pt" style:font-style-asian="italic" style:font-size-complex="13pt" style:font-style-complex="italic"/>
    </style:style>
    <style:style style:name="P4" style:family="paragraph" style:parent-style-name="Standard">
      <style:text-properties fo:font-size="13pt" fo:font-style="italic" officeooo:rsid="000401be" officeooo:paragraph-rsid="000600b9" style:font-size-asian="13pt" style:font-style-asian="italic" style:font-size-complex="13pt" style:font-style-complex="italic"/>
    </style:style>
    <style:style style:name="P5" style:family="paragraph" style:parent-style-name="Standard">
      <style:text-properties fo:font-size="13pt" fo:font-style="italic" officeooo:rsid="000600b9" officeooo:paragraph-rsid="000600b9" style:font-size-asian="13pt" style:font-style-asian="italic" style:font-size-complex="13pt" style:font-style-complex="italic"/>
    </style:style>
    <style:style style:name="P6" style:family="paragraph" style:parent-style-name="Standard">
      <style:text-properties officeooo:rsid="000600b9" officeooo:paragraph-rsid="000600b9"/>
    </style:style>
    <style:style style:name="P7" style:family="paragraph" style:parent-style-name="Standard">
      <style:paragraph-properties fo:break-before="page"/>
      <style:text-properties officeooo:rsid="000600b9" officeooo:paragraph-rsid="000600b9"/>
    </style:style>
    <style:style style:name="P8" style:family="paragraph" style:parent-style-name="Table_20_Contents">
      <style:text-properties officeooo:rsid="000401be" officeooo:paragraph-rsid="000401be"/>
    </style:style>
    <style:style style:name="P9" style:family="paragraph" style:parent-style-name="Table_20_Contents">
      <style:text-properties fo:font-weight="bold" officeooo:rsid="000401be" officeooo:paragraph-rsid="000401be" style:font-weight-asian="bold" style:font-weight-complex="bold"/>
    </style:style>
    <style:style style:name="P10" style:family="paragraph" style:parent-style-name="Table_20_Contents">
      <style:text-properties officeooo:rsid="0004cb3d" officeooo:paragraph-rsid="0004cb3d"/>
    </style:style>
    <style:style style:name="P11" style:family="paragraph" style:parent-style-name="Standard">
      <style:paragraph-properties fo:text-align="start" style:justify-single-word="false" style:writing-mode="lr-tb"/>
      <style:text-properties style:text-outline="false" style:text-line-through-style="none" style:text-line-through-type="none" style:font-name="Liberation Sans1" fo:font-size="13pt" fo:font-style="italic" fo:text-shadow="none" style:text-underline-style="none" fo:font-weight="normal" style:font-size-asian="13pt" style:font-style-asian="italic" style:font-weight-asian="normal" style:font-size-complex="13pt" style:font-style-complex="italic" style:text-emphasize="none"/>
    </style:style>
    <style:style style:name="P12" style:family="paragraph" style:parent-style-name="Standard">
      <style:paragraph-properties fo:text-align="start" style:justify-single-word="false" style:writing-mode="lr-tb"/>
      <style:text-properties style:text-outline="false" style:text-line-through-style="none" style:text-line-through-type="none" style:font-name="Liberation Sans1" fo:font-size="13pt" fo:font-style="italic" fo:text-shadow="none" style:text-underline-style="none" fo:font-weight="normal" officeooo:rsid="000600b9" officeooo:paragraph-rsid="000600b9" style:font-size-asian="13pt" style:font-style-asian="italic" style:font-weight-asian="normal" style:font-size-complex="13pt" style:font-style-complex="italic" style:text-emphasize="none"/>
    </style:style>
    <style:style style:name="P13" style:family="paragraph" style:parent-style-name="Standard">
      <style:text-properties style:text-outline="false" style:text-line-through-style="none" style:text-line-through-type="none" style:font-name="Liberation Sans1" fo:font-size="13pt" fo:font-style="italic" fo:text-shadow="none" style:text-underline-style="none" fo:font-weight="normal" officeooo:rsid="000600b9" officeooo:paragraph-rsid="000600b9" style:font-size-asian="13pt" style:font-style-asian="italic" style:font-weight-asian="normal" style:font-size-complex="13pt" style:font-style-complex="italic" style:text-emphasize="none"/>
    </style:style>
    <style:style style:name="P14" style:family="paragraph" style:parent-style-name="Standard">
      <style:text-properties style:text-outline="false" style:text-line-through-style="none" style:text-line-through-type="none" style:font-name="FreeSans" fo:font-size="13pt" fo:font-style="italic" fo:text-shadow="none" style:text-underline-style="none" fo:font-weight="normal" officeooo:rsid="000600b9" officeooo:paragraph-rsid="000600b9" style:font-size-asian="13pt" style:font-style-asian="italic" style:font-weight-asian="normal" style:font-size-complex="13pt" style:font-style-complex="italic" style:text-emphasize="none"/>
    </style:style>
    <style:style style:name="P15" style:family="paragraph" style:parent-style-name="Standard">
      <style:text-properties officeooo:rsid="000401be" officeooo:paragraph-rsid="000401be"/>
    </style:style>
    <style:style style:name="P16" style:family="paragraph" style:parent-style-name="Standard">
      <style:text-properties officeooo:rsid="0007dc1b" officeooo:paragraph-rsid="0007dc1b"/>
    </style:style>
    <style:style style:name="T1" style:family="text">
      <style:text-properties officeooo:rsid="00024ec1"/>
    </style:style>
    <style:style style:name="T2" style:family="text">
      <style:text-properties style:text-outline="false" style:text-line-through-style="none" style:text-line-through-type="none" style:font-name="Liberation Sans1" fo:text-shadow="none" style:text-underline-style="none" fo:font-weight="normal" style:font-weight-asian="normal" style:text-emphasize="none"/>
    </style:style>
    <style:style style:name="T3" style:family="text">
      <style:text-properties style:text-outline="false" style:text-line-through-style="none" style:text-line-through-type="none" style:font-name="FreeSans" fo:text-shadow="none" style:text-underline-style="none" fo:font-weight="normal" style:font-weight-asian="normal" style:text-emphasize="none"/>
    </style:style>
    <style:style style:name="T4" style:family="text">
      <style:text-properties officeooo:rsid="000600b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antal logentries: 57</text:p>
      <text:p text:style-name="P1"/>
      <text:p text:style-name="P1">Aantal na ontdubbeling ip nummer: <text:span text:style-name="T1">47</text:span></text:p>
      <text:p text:style-name="P1"/>
      <text:p text:style-name="P2">Aantal dat eerste tekstpagina heeft gezien (dus op welkomscherm op “volgende” heeft geklikt): 29</text:p>
      <text:p text:style-name="P2"/>
      <text:p text:style-name="P2">Niet serieuze lezers (tijd eerste pagina &lt;100sec, tweede pagina &lt; 25sec): 6</text:p>
      <text:p text:style-name="P2"/>
      <text:p text:style-name="P2">Aantal eerste pagina wel (&gt;100sec), tweede niet: 1</text:p>
      <text:p text:style-name="P2"/>
      <text:p text:style-name="P2">Aantal wel gelezen (gelijke acceptabele tijden op pagina 1 en 2), geen enquete ingevuld: 2</text:p>
      <text:p text:style-name="P2"/>
      <text:p text:style-name="P16">Van bovenstaande (6 + 1 + 2 = 9) hadden er 4 versiea, en 5 versieb.</text:p>
      <text:p text:style-name="P2"/>
      <text:p text:style-name="P2">Aantal eerste pagina gelezen, tweede pagina niet. Wel enquete ingevuld: 1</text:p>
      <text:p text:style-name="P2"><text:span text:style-name="T4">Deze ene h</text:span>ad versieb, resultaat: 2-3-3, commentaar:</text:p>
      <text:p text:style-name="P2"/>
      <text:p text:style-name="P3"><text:span text:style-name="T2">Leuk gegeven , maar je gebruikt te veel woorden, vooral te veel adjectieven. Ik ben geen schrijver, dus heb makkelijk praten, maar ik denk dat je zou </text:span><text:span text:style-name="T3">moeten schrappen. Met minder woorden hetzelfde zeggen. En geen superlatieven , waarom "superzacht"? Zacht is ook zacht...</text:span></text:p>
      <text:p text:style-name="P11">Veel succes!</text:p>
      <text:p text:style-name="P2"/>
      <text:p text:style-name="P2">Aantal alles gelezen en ingevuld: 19</text:p>
      <text:p text:style-name="P2"/>
      <text:p text:style-name="P2">Gemiddelde waardes:</text:p>
      <text:p text:style-name="P2"/>
      <table:table table:name="Table1" table:style-name="Table1">
        <table:table-column table:style-name="Table1.A" table:number-columns-repeated="2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office:value-type="string">
            <text:p text:style-name="P9">Soort</text:p>
          </table:table-cell>
          <table:table-cell table:style-name="Table1.A1" office:value-type="string">
            <text:p text:style-name="P9">Aantal</text:p>
          </table:table-cell>
          <table:table-cell table:style-name="Table1.A1" office:value-type="string">
            <text:p text:style-name="P9">Pagina 2 (s)</text:p>
          </table:table-cell>
          <table:table-cell table:style-name="Table1.A1" office:value-type="string">
            <text:p text:style-name="P9">Dialoog</text:p>
          </table:table-cell>
          <table:table-cell table:style-name="Table1.A1" office:value-type="string">
            <text:p text:style-name="P9">Intrekken</text:p>
          </table:table-cell>
          <table:table-cell table:style-name="Table1.F1" office:value-type="string">
            <text:p text:style-name="P9">Prettig</text:p>
          </table:table-cell>
        </table:table-row>
        <table:table-row>
          <table:table-cell table:style-name="Table1.A2" office:value-type="string">
            <text:p text:style-name="P8">Versiea </text:p>
          </table:table-cell>
          <table:table-cell table:style-name="Table1.A2" office:value-type="string">
            <text:p text:style-name="P8">10</text:p>
          </table:table-cell>
          <table:table-cell table:style-name="Table1.A2" office:value-type="string">
            <text:p text:style-name="P8">226</text:p>
          </table:table-cell>
          <table:table-cell table:style-name="Table1.A2" office:value-type="string">
            <text:p text:style-name="P8">5.4</text:p>
          </table:table-cell>
          <table:table-cell table:style-name="Table1.A2" office:value-type="string">
            <text:p text:style-name="P8">5.9</text:p>
          </table:table-cell>
          <table:table-cell table:style-name="Table1.F2" office:value-type="string">
            <text:p text:style-name="P8">5.9</text:p>
          </table:table-cell>
        </table:table-row>
        <table:table-row>
          <table:table-cell table:style-name="Table1.A2" office:value-type="string">
            <text:p text:style-name="P8">Versieb</text:p>
          </table:table-cell>
          <table:table-cell table:style-name="Table1.A2" office:value-type="string">
            <text:p text:style-name="P8">9</text:p>
          </table:table-cell>
          <table:table-cell table:style-name="Table1.A2" office:value-type="string">
            <text:p text:style-name="P8">177</text:p>
          </table:table-cell>
          <table:table-cell table:style-name="Table1.A2" office:value-type="string">
            <text:p text:style-name="P8">5.9</text:p>
          </table:table-cell>
          <table:table-cell table:style-name="Table1.A2" office:value-type="string">
            <text:p text:style-name="P8">6.2</text:p>
          </table:table-cell>
          <table:table-cell table:style-name="Table1.F2" office:value-type="string">
            <text:p text:style-name="P8">6.1</text:p>
          </table:table-cell>
        </table:table-row>
        <table:table-row>
          <table:table-cell table:style-name="Table1.A2" office:value-type="string">
            <text:p text:style-name="P8">Totaal</text:p>
          </table:table-cell>
          <table:table-cell table:style-name="Table1.A2" office:value-type="string">
            <text:p text:style-name="P8">19</text:p>
          </table:table-cell>
          <table:table-cell table:style-name="Table1.A2" office:value-type="string">
            <text:p text:style-name="P10">203</text:p>
          </table:table-cell>
          <table:table-cell table:style-name="Table1.A2" office:value-type="string">
            <text:p text:style-name="P10">5.6</text:p>
          </table:table-cell>
          <table:table-cell table:style-name="Table1.A2" office:value-type="string">
            <text:p text:style-name="P10">6.05</text:p>
          </table:table-cell>
          <table:table-cell table:style-name="Table1.F2" office:value-type="string">
            <text:p text:style-name="P10">6.0</text:p>
          </table:table-cell>
        </table:table-row>
      </table:table>
      <text:p text:style-name="P2"/>
      <text:p text:style-name="P6"/>
      <text:p text:style-name="P7">Commentaar bij versiea</text:p>
      <text:p text:style-name="P6"/>
      <text:p text:style-name="P13">Snel het vervolg svp. Ben benieuwd naar meer.</text:p>
      <text:p text:style-name="P6"/>
      <text:p text:style-name="P5"><text:span text:style-name="T2">Als Carmen de pub binnen komt, wordt ze omhelst door haar vader. Haar vader is blijkbaar al binnen. Maar wat deed hij daar dan? Stond hij te </text:span><text:span text:style-name="T3">wachten? Zat hij al? Ik kon dat stukje niet in beelden omzetten. De rest wel!</text:span></text:p>
      <text:p text:style-name="P14"/>
      <text:p text:style-name="P13">Heel lekker leesbaar Ger, ik ga er zelfs te laat voor slapen, wilde het eerst lezen.... ;)</text:p>
      <text:p text:style-name="P6"/>
      <text:p text:style-name="P6"/>
      <text:p text:style-name="P6">Commentaar bij versieb</text:p>
      <text:p text:style-name="P6"/>
      <text:p text:style-name="P5"><text:span text:style-name="T2">Het is nog steeds een spannend verhaal waar ik nog verder van wil genieten en er dus inderdaad in wordt getrokken. Ben wel wat tikfoutjes </text:span><text:span text:style-name="T3">tegengekomen. Maar wanneer komt het volgende stuk? Groeten, Marja</text:span></text:p>
      <text:p text:style-name="P14"/>
      <text:p text:style-name="P13">Ik heb prettig leesbaar iets minder gescoord, omdat er voor mij iets teveel detail in stond. Voorbeeldje: de zachte pluizige kraag oid.</text:p>
      <text:p text:style-name="P14"/>
      <text:p text:style-name="P5"><text:span text:style-name="T2">Het begin vind ik moeilijk leesbaar wat zins opbouw betreft later word het beter/goed. Benieuwd hoe het verhaal verder gaat :) succes met verder </text:span><text:span text:style-name="T3">schrijven.</text:span></text:p>
      <text:p text:style-name="P14"/>
      <text:p text:style-name="P4"><text:span text:style-name="T2">Leuk gegeven , maar je gebruikt te veel woorden, vooral te veel adjectieven. Ik ben geen schrijver, dus heb makkelijk praten, maar ik denk dat je zou </text:span><text:span text:style-name="T3">moeten schrappen. Met minder woorden hetzelfde zeggen. En geen superlatieven , waarom "superzacht"? Zacht is ook zacht...</text:span></text:p>
      <text:p text:style-name="P12">Veel succes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FreeSans" svg:font-family="FreeSans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83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Table_20_Contents" style:display-name="Table Contents" style:family="paragraph" style:parent-style-name="Standard" style:class="extra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25T17:49:44.861270270</meta:creation-date>
    <dc:date>2016-12-26T21:21:38.570258858</dc:date>
    <meta:editing-duration>PT40M46S</meta:editing-duration>
    <meta:editing-cycles>7</meta:editing-cycles>
    <meta:generator>LibreOffice/5.1.4.2$Linux_X86_64 LibreOffice_project/10m0$Build-2</meta:generator>
    <meta:document-statistic meta:table-count="1" meta:image-count="0" meta:object-count="0" meta:page-count="2" meta:paragraph-count="47" meta:word-count="372" meta:character-count="2179" meta:non-whitespace-character-count="1853"/>
  </office:meta>
</office:document-meta>
</file>